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fo:font-weight="normal" style:font-weight-asian="normal" style:font-weight-complex="normal"/>
    </style:style>
    <style:style style:name="P3" style:family="paragraph" style:parent-style-name="Standard">
      <style:text-properties style:font-name="Times New Roman" fo:font-weight="normal" officeooo:paragraph-rsid="0004ed9f" style:font-weight-asian="normal" style:font-weight-complex="normal"/>
    </style:style>
    <style:style style:name="P4" style:family="paragraph" style:parent-style-name="Standard">
      <style:paragraph-properties fo:break-before="page"/>
      <style:text-properties style:font-name="Times New Roman" fo:font-weight="normal" style:font-weight-asian="normal" style:font-weight-complex="normal"/>
    </style:style>
    <style:style style:name="T1" style:family="text">
      <style:text-properties officeooo:rsid="000103c7"/>
    </style:style>
    <style:style style:name="T2" style:family="text">
      <style:text-properties officeooo:rsid="00037b6c"/>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C</text:span>hrysler</text:p>
      <text:p text:style-name="P3"/>
      <text:p text:style-name="P3"><text:s/>Chrysler (/kraɪslər/) es un fabricante estadounidense de automóviles de lujo con sede en Auburn Hills, en el estado de Míchigan. Chrysler se organizó por primera vez en 1925 bajo el nombre Chrysler Corporation.1​ Hasta 1998, Chrysler Corporation cotizó en el New York Stock Exchange con el símbolo "C".</text:p>
      <text:p text:style-name="P3"/>
      <text:p text:style-name="P3">En 1998, Chrysler y sus subsidiarias fueron adquiridas por el grupo alemán Daimler-Benz AG, dando lugar a DaimlerChrysler AG.2​ Bajo DaimlerChrysler, la compañía se denominó DaimlerChrysler Motors Company LLC. El 14 de mayo de 2007, DaimlerChrysler anunció la venta del 80,1% de Chrysler Group a la empresa estadounidense de private equity Cerberus Capital Management, L.P., para denominarse entonces Chrysler LLC, aunque Daimler (renombrado a Daimler AG) continuó poseyendo un paquete accionarial del 19,9%.3​ El acuerdo se finalizó el 3 de agosto de 2007.4​ El 27 de abril de 2009, Daimler AG firmó un acuerdo vinculante para renunciar a su 19,9% restante en Chrysler LLC y que pasaría a manos de Cerberus Capital Management y realizó un pago de 600 millones de dólares en el fondo de pensiones de Chrysler.5​</text:p>
      <text:p text:style-name="P3"/>
      <text:p text:style-name="P3">El 30 de abril de 2009, Chrysler LLC se acogió al Capítulo 11 del código de los Estados Unidos (Ley de Quiebra) a la vez que anunció una alianza con el grupo industrial italiano Fiat Group.6​ El 1 de junio Chrysler LLC hizo público que se venderían algunas inversiones y operaciones a la recién creada Chrysler Group LLC.7​ Fiat se hizo con un paquete accionarial del 20%, con opción a aumentarla al 35%, y finalmente a 51% si se alcanzan una serie de metas financieras y de desarrollo de la empresa.8​</text:p>
      <text:p text:style-name="P3"/>
      <text:p text:style-name="P3">El 10 de junio de 2009 se completó la venta de las inversiones de Chrysler a Chrysler Group LLC, también conocida como "La Nueva Chrysler". El gobierno federal financió el acuerdo aportando 6,6 miles de millones de dólares de financiación, abonadas a la "La Antigua Chrysler", una compañía nueva denominada Old Carco LLC y creada para hacerse cargo de las inversiones restantes y de las responsabilidades restantes del capítulo 11.9​ La transferencia no incluyó 8 plantas de fabricación y tampoco muchas propiedades inmobiliarias o bienes de producción. Tampoco se transfirieron los contratos con 789 concesionarios estadounidenses</text:p>
      <text:p text:style-name="P3"/>
      <text:p text:style-name="P2"/>
      <text:p text:style-name="P2"><text:span text:style-name="T1">c</text:span>hrysler Grand Voyager</text:p>
      <text:p text:style-name="P2"/>
      <text:p text:style-name="P1"><text:span text:style-name="T4"><text:s/></text:span><text:a xlink:type="simple" xlink:href="https://www.youtube.com/watch?v=EfOfyCQ7HxE" text:style-name="Internet_20_link" text:visited-style-name="Visited_20_Internet_20_Link"><text:span text:style-name="T4">https://www.youtube.com/watch?v=EfOfyCQ7HxE</text:span></text:a></text:p>
      <text:p text:style-name="P2"/>
      <text:p text:style-name="P2">El Voyager fue uno de los primeros minivan introducidos en el mercado mundial, presentado por el fabricante norteamericano Chrysler. Ha contado con diversos nombres en función del mercado en el que se vendía y el constructor que lo ensamblaba, como el Plymouth Voyager o Dodge Caravan. Desde 2001 el nombre de Voyager está reservado para los mercados fuera de EE.UU.</text:p>
      <text:p text:style-name="P2"/>
      <text:p text:style-name="P2">Hasta ahora se ha producido en cinco generaciones del modelo desde su primera aparición en 1990; la quinta empezó a comercializarse en el año 2008. En cada una de estas evoluciones del Voyager se produjeron dos versiones: la Voyager, la versión normal, y el Grand Voyager una versión aún más grande de lo normal, por lo general de más de 5 metros.</text:p>
      <text:p text:style-name="P2"/>
      <text:p text:style-name="P2">El Grand Voyager ha sido y es uno de los mayores minivan en el mercado con una capacidad de carga de hasta 4550 litros, un récord para un automóvil de este tipo. En Italia, donde debutó en 1992, tuvo un <text:soft-page-break/>gran éxito. En términos de seguridad, el Chrysler Voyager ha sido sometido, en sus diferentes modelos, a las pruebas EuroNCAP, logrando 1 y 2 estrellas de puntuación máxima, en función del modelo.</text:p>
      <text:p text:style-name="P2"/>
      <text:p text:style-name="P2">En 2008 se presentó en Estados Unidos el último modelo del Voyager, caracterizado por una gran versatilidad interior. Esta última generación reemplaza al Grand Voyager, ya que supera de forma nativa los cinco metros de largo. Hay un solo motor: un 2.8 CRD que alcanza los 163 caballos acoplado a una transmisión automática de velocidades. La velocidad máxima es notable si se tienen en cuenta las dimensiones del modelo, que pesa más de 2.100 kilos: es capaz de alcanzar los 185 Km/h y tarda menos de 12,5 segundos en llegar a la barrera de los 100 Km/h.</text:p>
      <text:p text:style-name="P2">Fotos del Chrysler Grand Voyager</text:p>
      <text:p text:style-name="P2"/>
      <text:p text:style-name="P2">Chrysler Grand Voyager 3.8 V6</text:p>
      <text:p text:style-name="P2"/>
      <text:p text:style-name="P2">Información general</text:p>
      <text:p text:style-name="P2">Tipo de coche: <text:tab/>Monovolúmenes grandes</text:p>
      <text:p text:style-name="P2">Tracción: <text:tab/>Delantera</text:p>
      <text:p text:style-name="P2">Tipo de cambio: <text:tab/>AS</text:p>
      <text:p text:style-name="P2">Tara nominal mínima:</text:p>
      <text:p text:style-name="P2">(peso del coche descargado)<text:tab/>2025 Kg</text:p>
      <text:p text:style-name="P2">Plazas máximas: <text:tab/>7 ocupantes</text:p>
      <text:p text:style-name="P2">Largo: <text:tab/>5143 mm</text:p>
      <text:p text:style-name="P2">Ancho: <text:tab/>1954 mm</text:p>
      <text:p text:style-name="P2">Alto: <text:tab/>1750 mm</text:p>
      <text:p text:style-name="P2">Motor</text:p>
      <text:p text:style-name="P2">Combustible: <text:tab/>Gasolina</text:p>
      <text:p text:style-name="P2">Cilindrada: <text:tab/>3778 cc</text:p>
      <text:p text:style-name="P2">Número de cilindros: <text:tab/>6</text:p>
      <text:p text:style-name="P2">Prestaciones</text:p>
      <text:p text:style-name="P2">Caballos de potencia: <text:tab/>193 cv</text:p>
      <text:p text:style-name="P2">Potencia máxima: <text:tab/>142 kw</text:p>
      <text:p text:style-name="P2">Par máximo:</text:p>
      <text:p text:style-name="P2">(fuerza del motor)<text:tab/>305 NM</text:p>
      <text:p text:style-name="P2">Consumo</text:p>
      <text:p text:style-name="P2">Nivel de consumo: <text:tab/></text:p>
      <text:p text:style-name="P2">Consumo: <text:tab/>12,7 litros a los 100 km</text:p>
      <text:p text:style-name="P2">Emisiones de CO2: <text:tab/>302 g/km</text:p>
      <text:p text:style-name="P4"/>
      <text:p text:style-name="P2">Volkswagen</text:p>
      <text:p text:style-name="P2"/>
      <text:p text:style-name="P2">La marca significa “el coche del pueblo” en alemán. Su nombre lo dice todo, ya que Adolf Hitler tenía el objetivo de que los alemanes pudieran acceder a la compra de un automóvil. Ferdinand Porsche se encargó de la misión y diseñó un coche de bajo consumo y que fuera barato.</text:p>
      <text:p text:style-name="P2"/>
      <text:p text:style-name="P2">Este primer modelo – el KdF - fue presentado en 1938 y a partir de ese momento se creó la fábrica de Wolfsburg para empezar a producirlos. Sin embargo, el estallido de la II Guerra Mundial hizo que el proyecto del “coche para el pueblo” fuera abandonado, además de que la fábrica fue bombardeada por los aliados. En 1948, tres años después de que la guerra llegara a su punto y final, empezaron las exportaciones a países como Dinamarca, Luxemburgo, Suecia, Bélgica y Suiza.</text:p>
      <text:p text:style-name="P2"/>
      <text:p text:style-name="P2">En los años 50 es cuando Volkswagen empieza a exportar vehículos a todo el mundo y a instalar centros de producción. Entre los modelos más emblemáticos de la empresa están el “Escarabajo”, el Golf o el Polo. Actualmente, VW es la empresa de automoción que fabrica más coches en Europa. <text:s/></text:p>
      <text:p text:style-name="P2"/>
      <text:p text:style-name="P2">Volkswagen MULTIVAN/CALIF. 3.2 AUT. 6V</text:p>
      <text:p text:style-name="P2"/>
      <text:p text:style-name="P1"><text:a xlink:type="simple" xlink:href="https://www.youtube.com/watch?v=OXJ-Q3cxG_M" text:style-name="Internet_20_link" text:visited-style-name="Visited_20_Internet_20_Link"><text:span text:style-name="T4">https://www.youtube.com/watch?v=OXJ-Q3cxG_M</text:span></text:a></text:p>
      <text:p text:style-name="P2"/>
      <text:p text:style-name="P2"/>
      <text:p text:style-name="P2"/>
      <text:p text:style-name="P2">Información general</text:p>
      <text:p text:style-name="P2">Tipo de coche: <text:tab/>Monovolúmenes grandes</text:p>
      <text:p text:style-name="P2">Tracción: <text:tab/>Delantera</text:p>
      <text:p text:style-name="P2">Tipo de cambio: <text:tab/>AS</text:p>
      <text:p text:style-name="P2">Tara nominal mínima:</text:p>
      <text:p text:style-name="P2">(peso del coche descargado)<text:tab/>2132 Kg</text:p>
      <text:p text:style-name="P2">Plazas máximas: <text:tab/>7 ocupantes</text:p>
      <text:p text:style-name="P2">Largo: <text:tab/>4890 mm</text:p>
      <text:p text:style-name="P2">Ancho: <text:tab/>1904 mm</text:p>
      <text:p text:style-name="P2">Alto: <text:tab/>1950 mm</text:p>
      <text:p text:style-name="P2">Motor</text:p>
      <text:p text:style-name="P2">Combustible: <text:tab/>Gasolina</text:p>
      <text:p text:style-name="P2">Cilindrada: <text:tab/>3189 cc</text:p>
      <text:p text:style-name="P2">Número de cilindros: <text:tab/>6</text:p>
      <text:p text:style-name="P2">Prestaciones</text:p>
      <text:p text:style-name="P2">Caballos de potencia: <text:tab/>235,28 cv</text:p>
      <text:p text:style-name="P2">Potencia máxima: <text:tab/>173 kw</text:p>
      <text:p text:style-name="P2">Par máximo:</text:p>
      <text:p text:style-name="P2">(fuerza del motor)<text:tab/>315 NM</text:p>
      <text:p text:style-name="P2">Consumo</text:p>
      <text:p text:style-name="P2">Nivel de consumo: <text:tab/></text:p>
      <text:p text:style-name="P2">Consumo: <text:tab/>12,7 litros a los 100 km</text:p>
      <text:p text:style-name="P2">Emisiones de CO2: <text:tab/>303 g/k</text:p>
      <text:p text:style-name="P4"/>
      <text:p text:style-name="P2">Renault</text:p>
      <text:p text:style-name="P2"/>
      <text:p text:style-name="P2"><text:s/></text:p>
      <text:p text:style-name="P2">La aparición de Renault está fechada en el año 1889. Es en esta época donde un emprendedor llamado Louis Renault decide apostar por la creación de automóviles, un logro que alcanzó gracias a su espíritu innovador y su pasión por los coches.</text:p>
      <text:p text:style-name="P2"/>
      <text:p text:style-name="P2">Louis se dio cuenta de que para crecer era necesario incrementar la producción y al mismo tiempo, diversificarla. Es por ello que incorporó el taylorismo en todas sus fábricas.</text:p>
      <text:p text:style-name="P2"/>
      <text:p text:style-name="P2">Tras la I Guerra Mundial (donde Renault se dedicó a fabricar ambulancias, camiones etc.) la empresa se marcó otro reto: empezar a exportar sus vehículos. Empezaron con el Renault 5 y el Renault 16, que tuvieron muy buena acogida entre el público. Por si esto fuera poco, la empresa francesa empezó a destacar en el mundo de los Rallyes.</text:p>
      <text:p text:style-name="P2"/>
      <text:p text:style-name="P2">En los años 70, el crecimiento de Renault fue rápido, pero al mismo tiempo se incrementó el déficit de la compañía. Ello obligó a los directivos a reducir costes y a renovarse para poder hacer frente a la competencia. Es en este periodo, concretamente a mediados de los 80, <text:s/>es cuando se empiezan a comercializar el Renault 19 y el Renault Clio.</text:p>
      <text:p text:style-name="P2"/>
      <text:p text:style-name="P2">Renault se caracteriza por seguir innovando en todos los terrenos de la industria de automoción. Actualmente la empresa gala tiene el 44,4% de las acciones de Nissan. </text:p>
      <text:p text:style-name="P2"/>
      <text:p text:style-name="P2"><text:span text:style-name="T2">r</text:span>enault Grand Espace 3.5 V6</text:p>
      <text:p text:style-name="P2"/>
      <text:p text:style-name="P1"><text:a xlink:type="simple" xlink:href="https://www.youtube.com/watch?v=e1GmAl9I-E4" text:style-name="Internet_20_link" text:visited-style-name="Visited_20_Internet_20_Link"><text:span text:style-name="T4">https://www.youtube.com/watch?v=e1GmAl9I-E4</text:span></text:a></text:p>
      <text:p text:style-name="P2"/>
      <text:p text:style-name="P2">Información general</text:p>
      <text:p text:style-name="P2">Tipo de coche: <text:tab/>Monovolúmenes grandes</text:p>
      <text:p text:style-name="P2">Tracción: <text:tab/>Delantera</text:p>
      <text:p text:style-name="P2">Tipo de cambio: <text:tab/>Manual</text:p>
      <text:p text:style-name="P2">Tara nominal mínima:</text:p>
      <text:p text:style-name="P2">(peso del coche descargado)<text:tab/>1815 Kg</text:p>
      <text:p text:style-name="P2">Plazas máximas: <text:tab/>7 ocupantes</text:p>
      <text:p text:style-name="P2">Largo: <text:tab/>4856 mm</text:p>
      <text:p text:style-name="P2">Ancho: <text:tab/>1894 mm</text:p>
      <text:p text:style-name="P2">Alto: <text:tab/>1819 mm</text:p>
      <text:p text:style-name="P2">Motor</text:p>
      <text:p text:style-name="P2">Combustible: <text:tab/>Gasolina</text:p>
      <text:p text:style-name="P2">Cilindrada: <text:tab/>3498 cc</text:p>
      <text:p text:style-name="P2">Número de cilindros: <text:tab/>6</text:p>
      <text:p text:style-name="P2">Prestaciones</text:p>
      <text:p text:style-name="P2">Caballos de potencia: <text:tab/>240,72 cv</text:p>
      <text:p text:style-name="P2">Potencia máxima: <text:tab/>177 kw</text:p>
      <text:p text:style-name="P2">Par máximo:</text:p>
      <text:p text:style-name="P2">(fuerza del motor)<text:tab/>330 NM</text:p>
      <text:p text:style-name="P2">Consumo</text:p>
      <text:p text:style-name="P2">Nivel de consumo: <text:tab/></text:p>
      <text:p text:style-name="P2"><text:soft-page-break/>Consumo: <text:tab/>12,2 litros a los 100 km</text:p>
      <text:p text:style-name="P2">Emisiones de CO2: <text:tab/>289 g/km</text:p>
      <text:p text:style-name="P4"/>
      <text:p text:style-name="P2">Mercedes-Benz</text:p>
      <text:p text:style-name="P2"/>
      <text:p text:style-name="P2"/>
      <text:p text:style-name="P2">La clave del nacimiento de esta marca está en el año 1902. Emil Jellinek, Cónsul General de Austria en Niza, participó en un campeonato de coches con un Daimler Phoenix, que resultó ser toda una sorpresa al proclamarse campeón de ésa y más carreras. El coche del Cónsul también tenía un distintivo que le hacía especial&amp; llevaba escrito en el capó el nombre de su hija: Mercedes).</text:p>
      <text:p text:style-name="P2"/>
      <text:p text:style-name="P2">Sin embargo, la marca #Mercedes-Benz# no aparecería hasta el año 1926, momento en que Gottlieb Daimler y Karl Benz deciden fusionar sus empresas de automoción. A partir de ese momento, la empresa destacó no sólo por proporcionar coches para particulares sino que también se caracterizó por la producción de vehículos comerciales como por ejemplo autobuses.</text:p>
      <text:p text:style-name="P2"/>
      <text:p text:style-name="P2">En la actualidad, Mercedes-Benz es una marca que goza de un gran prestigio dentro del mundo de la automoción.</text:p>
      <text:p text:style-name="P2"/>
      <text:p text:style-name="P2"/>
      <text:p text:style-name="P2">Mercedes-Benz Viano</text:p>
      <text:p text:style-name="P2"/>
      <text:p text:style-name="P1"><text:a xlink:type="simple" xlink:href="https://www.youtube.com/watch?v=KXkKT4KdedY" text:style-name="Internet_20_link" text:visited-style-name="Visited_20_Internet_20_Link"><text:span text:style-name="T4">https://www.youtube.com/watch?v=KXkKT4KdedY</text:span></text:a></text:p>
      <text:p text:style-name="P2"/>
      <text:p text:style-name="P2"/>
      <text:p text:style-name="P2"/>
      <text:p text:style-name="P2"/>
      <text:p text:style-name="P2">Mercedes-Benz Viano</text:p>
      <text:p text:style-name="P2"/>
      <text:p text:style-name="P2"/>
      <text:p text:style-name="P2">El Mercedes-Benz Viano (anteriormente conocido como V-Class) es un vehículo de propósito múltiple, basado en el popular Mercedes-Benz Vito, una furgoneta comercial.</text:p>
      <text:p text:style-name="P2"/>
      <text:p text:style-name="P2">La primera generación del Viano salió a la venta en 1996. Actualmente, el modelo se encuentra en su segunda generación, después de haber sufrido una serie de cambios, incluyendo un nuevo nombre que se aplicó en 2004.</text:p>
      <text:p text:style-name="P2"/>
      <text:p text:style-name="P2">El Viano es un monovolumen de tracción trasera disponible en tres tamaños con una selección de cuatro motorizaciones: estándar, gasolina y los motores diésel de seis o cinco velocidades. En algunos países se comercializa además un derivado estilo de camping (conocido como Marco Polo), que viene con una cocina, un armario y asientos individuales en la parte trasera que se transforman en una cama con sólo pulsar un botón.</text:p>
      <text:p text:style-name="P2"/>
      <text:p text:style-name="P2"/>
      <text:p text:style-name="P2"/>
      <text:p text:style-name="P2">Mercedes-Benz Viano 3.5 Trend</text:p>
      <text:p text:style-name="P2"/>
      <text:p text:style-name="P2"/>
      <text:p text:style-name="P2">Información general</text:p>
      <text:p text:style-name="P2">Tipo de coche: <text:tab/>Monovolúmenes grandes</text:p>
      <text:p text:style-name="P2">Tracción: <text:tab/>Trasera</text:p>
      <text:p text:style-name="P2"><text:soft-page-break/>Tipo de cambio: <text:tab/>Automático</text:p>
      <text:p text:style-name="P2">Tara nominal mínima:</text:p>
      <text:p text:style-name="P2">(peso del coche descargado)<text:tab/>2105 Kg</text:p>
      <text:p text:style-name="P2">Plazas máximas: <text:tab/>8 ocupantes</text:p>
      <text:p text:style-name="P2">Largo: <text:tab/>4993 mm</text:p>
      <text:p text:style-name="P2">Ancho: <text:tab/>1901 mm</text:p>
      <text:p text:style-name="P2">Alto: <text:tab/>1900 mm</text:p>
      <text:p text:style-name="P2">Motor</text:p>
      <text:p text:style-name="P2">Combustible: <text:tab/>Gasolina</text:p>
      <text:p text:style-name="P2">Cilindrada: <text:tab/>3498 cc</text:p>
      <text:p text:style-name="P2">Número de cilindros: <text:tab/>6</text:p>
      <text:p text:style-name="P2">Prestaciones</text:p>
      <text:p text:style-name="P2">Caballos de potencia: <text:tab/>258 cv</text:p>
      <text:p text:style-name="P2">Potencia máxima: <text:tab/>190 kw</text:p>
      <text:p text:style-name="P2">Par máximo:</text:p>
      <text:p text:style-name="P2">(fuerza del motor)<text:tab/>340 NM</text:p>
      <text:p text:style-name="P2">Consumo</text:p>
      <text:p text:style-name="P2">Nivel de consumo: <text:tab/></text:p>
      <text:p text:style-name="P2">Consumo: <text:tab/>11,9 litros a los 100 km</text:p>
      <text:p text:style-name="P2">Emisiones de CO2: <text:tab/>284 g/k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3.2$Windows_X86_64 LibreOffice_project/92a7159f7e4af62137622921e809f8546db437e5</meta:generator>
    <dc:date>2018-12-19T02:18:36.287000000</dc:date>
    <meta:editing-duration>PT51M56S</meta:editing-duration>
    <meta:editing-cycles>5</meta:editing-cycles>
    <meta:document-statistic meta:table-count="0" meta:image-count="0" meta:object-count="0" meta:page-count="7" meta:paragraph-count="131" meta:word-count="1472" meta:character-count="10223" meta:non-whitespace-character-count="7522"/>
  </office:meta>
</office:document-meta>
</file>